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778in" style:rel-column-width="2704*"/>
    </style:style>
    <style:style style:name="Table1.B" style:family="table-column">
      <style:table-column-properties style:column-width="4.8153in" style:rel-column-width="693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8pt" style:font-size-asian="8pt" style:font-size-complex="8pt"/>
    </style:style>
    <style:style style:name="P2" style:family="paragraph" style:parent-style-name="Header">
      <style:text-properties style:font-name="Liberation Sans" fo:font-size="8pt" officeooo:rsid="0015bca2" officeooo:paragraph-rsid="0015bca2" style:font-size-asian="8pt" style:font-size-complex="8pt"/>
    </style:style>
    <style:style style:name="P3" style:family="paragraph" style:parent-style-name="Standard">
      <style:text-properties style:font-name="Liberation Sans" fo:font-size="9pt" officeooo:rsid="0015bca2" officeooo:paragraph-rsid="0015bca2" style:font-size-asian="9pt" style:font-size-complex="9pt"/>
    </style:style>
    <style:style style:name="P4" style:family="paragraph" style:parent-style-name="Standard" style:list-style-name="L1">
      <style:text-properties style:font-name="Liberation Sans" fo:font-size="9pt" officeooo:rsid="001977ca" officeooo:paragraph-rsid="001977ca" style:font-size-asian="9pt" style:font-size-complex="9pt"/>
    </style:style>
    <style:style style:name="P5" style:family="paragraph" style:parent-style-name="Standard" style:list-style-name="L1">
      <style:text-properties style:font-name="Liberation Sans" fo:font-size="9pt" officeooo:rsid="001977ca" officeooo:paragraph-rsid="001e0f07" style:font-size-asian="9pt" style:font-size-complex="9pt"/>
    </style:style>
    <style:style style:name="P6" style:family="paragraph" style:parent-style-name="Standard">
      <style:text-properties style:font-name="Liberation Sans" fo:font-size="9pt" officeooo:rsid="001977ca" officeooo:paragraph-rsid="001e0f07" style:font-size-asian="9pt" style:font-size-complex="9pt"/>
    </style:style>
    <style:style style:name="P7" style:family="paragraph" style:parent-style-name="Standard">
      <style:text-properties style:font-name="Liberation Sans" fo:font-size="9pt" officeooo:rsid="001e0f07" officeooo:paragraph-rsid="001e0f07" style:font-size-asian="9pt" style:font-size-complex="9pt"/>
    </style:style>
    <style:style style:name="P8" style:family="paragraph" style:parent-style-name="Standard" style:list-style-name="L1">
      <style:text-properties style:font-name="Liberation Sans" fo:font-size="9pt" officeooo:rsid="002159b4" officeooo:paragraph-rsid="002159b4" style:font-size-asian="9pt" style:font-size-complex="9pt"/>
    </style:style>
    <style:style style:name="P9" style:family="paragraph" style:parent-style-name="Standard">
      <style:text-properties style:font-name="Liberation Sans" fo:font-size="9pt" officeooo:rsid="0022aac5" officeooo:paragraph-rsid="0022aac5" style:font-size-asian="9pt" style:font-size-complex="9pt"/>
    </style:style>
    <style:style style:name="P10" style:family="paragraph" style:parent-style-name="Standard" style:list-style-name="L2">
      <style:text-properties style:font-name="Liberation Sans" fo:font-size="9pt" officeooo:rsid="0022aac5" officeooo:paragraph-rsid="0022aac5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9pt" officeooo:rsid="00243aac" officeooo:paragraph-rsid="00243aac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9pt" officeooo:rsid="00243aac" officeooo:paragraph-rsid="00243aac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9pt" officeooo:rsid="0025fa7b" officeooo:paragraph-rsid="0025fa7b" style:font-size-asian="9pt" style:font-size-complex="9pt"/>
    </style:style>
    <style:style style:name="P14" style:family="paragraph" style:parent-style-name="Standard" style:list-style-name="L2">
      <style:text-properties style:font-name="Liberation Sans" fo:font-size="9pt" officeooo:rsid="003016ae" officeooo:paragraph-rsid="003016ae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9pt" fo:font-weight="bold" officeooo:rsid="0015bca2" officeooo:paragraph-rsid="0015bca2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9pt" fo:font-weight="bold" officeooo:rsid="001977ca" officeooo:paragraph-rsid="001e0f07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9pt" fo:font-weight="bold" officeooo:rsid="001977ca" officeooo:paragraph-rsid="001977ca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25471e" officeooo:paragraph-rsid="0025471e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6pt" style:font-size-asian="6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6pt" officeooo:paragraph-rsid="0025fa7b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6pt" officeooo:paragraph-rsid="0026da7d" style:font-size-asian="6pt" style:font-size-complex="6pt"/>
    </style:style>
    <style:style style:name="T1" style:family="text">
      <style:text-properties officeooo:rsid="00196010"/>
    </style:style>
    <style:style style:name="T2" style:family="text">
      <style:text-properties officeooo:rsid="001e0f0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77ca" style:font-weight-asian="bold" style:font-weight-complex="bold"/>
    </style:style>
    <style:style style:name="T5" style:family="text">
      <style:text-properties officeooo:rsid="0025471e"/>
    </style:style>
    <style:style style:name="T6" style:family="text">
      <style:text-properties officeooo:rsid="00259e39"/>
    </style:style>
    <style:style style:name="T7" style:family="text">
      <style:text-properties officeooo:rsid="0025fa7b"/>
    </style:style>
    <style:style style:name="T8" style:family="text">
      <style:text-properties officeooo:rsid="00264f17"/>
    </style:style>
    <style:style style:name="T9" style:family="text">
      <style:text-properties officeooo:rsid="0026da7d"/>
    </style:style>
    <style:style style:name="T10" style:family="text">
      <style:text-properties officeooo:rsid="002a0d73"/>
    </style:style>
    <style:style style:name="T11" style:family="text">
      <style:text-properties officeooo:rsid="002e91d3"/>
    </style:style>
    <style:style style:name="T12" style:family="text">
      <style:text-properties officeooo:rsid="003016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W</text:span>ire<text:span text:style-name="T10">f</text:span>rame Model</text:p>
      <text:p text:style-name="P3"/>
      <text:p text:style-name="P3"/>
      <text:p text:style-name="P3"/>
      <text:p text:style-name="P16">Features Used</text:p>
      <text:p text:style-name="P6">Bootstrap</text:p>
      <text:list text:style-name="L1">
        <text:list-item>
          <text:p text:style-name="P4">Mobile-First Design</text:p>
          <text:list>
            <text:list-item>
              <text:p text:style-name="P4">Bootstrap has a primary focus on mobile-first design, with most elements and components being fluid, and adapting automatically to screen size. Hence, I have used Bootstrap’s features in order to ensure mobile compatibility for my site.</text:p>
            </text:list-item>
            <text:list-item>
              <text:p text:style-name="P4">This can be shown in elements such as the top navigation bar, which automatically hides on smaller screens and turns into an expandable navbar.</text:p>
            </text:list-item>
            <text:list-item>
              <text:p text:style-name="P4"/>
            </text:list-item>
          </text:list>
        </text:list-item>
        <text:list-item>
          <text:p text:style-name="P5">Components</text:p>
          <text:list>
            <text:list-item>
              <text:p text:style-name="P8">Bootstrap includes many components to speed up and simplify web development. I have used these features to my advantage. An example of this would be the Cards component, which I used in the index page.</text:p>
            </text:list-item>
          </text:list>
        </text:list-item>
      </text:list>
      <text:p text:style-name="P7">JavaScript</text:p>
      <text:p text:style-name="P7"/>
      <text:p text:style-name="P7"/>
      <text:p text:style-name="P3"/>
      <text:p text:style-name="P17">Evaluation of Implementation</text:p>
      <text:p text:style-name="P9">index.html</text:p>
      <text:list text:style-name="L2">
        <text:list-item>
          <text:p text:style-name="P10">Initially, I planned on the text of the hero to be in front of the image. However, I discovered viewability issues with the image I chose, so I moved the <text:span text:style-name="T11">image</text:span> under the text. <text:span text:style-name="T12">This also resulted in other layout changes to the hero section.</text:span></text:p>
        </text:list-item>
        <text:list-item>
          <text:p text:style-name="P14"/>
        </text:list-item>
      </text:list>
      <text:p text:style-name="P9"/>
      <text:p text:style-name="P9"/>
      <text:p text:style-name="P9"/>
      <text:p text:style-name="P17">Site Testing</text:p>
      <text:p text:style-name="P17"/>
      <text:p text:style-name="P17"/>
      <text:p text:style-name="P11"><text:span text:style-name="T3">References</text:span></text:p>
      <text:p text:style-name="P13"><text:span text:style-name="T3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Asset</text:p>
          </table:table-cell>
          <table:table-cell table:style-name="Table1.B1" office:value-type="string">
            <text:p text:style-name="P18">Source</text:p>
          </table:table-cell>
        </table:table-row>
        <table:table-row>
          <table:table-cell table:style-name="Table1.A2" office:value-type="string">
            <text:p text:style-name="P19">/<text:span text:style-name="T5">assets/motorsport-Logo.</text:span><text:span text:style-name="T7">png</text:span><text:span text:style-name="T6">/</text:span>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/<text:span text:style-name="T5">assets/motorsport-Logo.</text:span><text:span text:style-name="T6">jpg/</text:span>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>/<text:span text:style-name="T7">assets/hero.jpeg/</text:span>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>/<text:span text:style-name="T8">assets/eTdy-card.jpg/</text:span>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/<text:span text:style-name="T8">assets/</text:span><text:span text:style-name="T9">karting</text:span><text:span text:style-name="T8">-card.jpg/</text:span>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/<text:span text:style-name="T8">assets/</text:span><text:span text:style-name="T9">raceDay</text:span><text:span text:style-name="T8">-card.jpg/</text:span>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/<text:span text:style-name="T8">assets/</text:span><text:span text:style-name="T9">f1</text:span><text:span text:style-name="T8">-card.jpg/</text:span>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/<text:span text:style-name="T8">assets/</text:span><text:span text:style-name="T9">rally</text:span><text:span text:style-name="T8">-card.jpg/</text:span>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/<text:span text:style-name="T8">assets/</text:span><text:span text:style-name="T9">socials</text:span><text:span text:style-name="T8">-card.jpg/</text:span>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19"/>
          </table:table-cell>
        </table:table-row>
      </table:table>
      <text:p text:style-name="P12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Liberation Sans" fo:font-size="8pt" officeooo:rsid="0015bca2" officeooo:paragraph-rsid="0015bca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mp 1021 Resit – Task 2: Design Document<text:tab/><text:tab/>Ho Chun Wong</text:p>
      </style:header>
      <style:footer>
        <text:p text:style-name="MP2"><text:bookmark-start text:name="PageNumWizard_FOOTER_Default Page Style1"/><text:page-number text:select-page="current">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7:53:06.610545117</meta:creation-date>
    <meta:generator>LibreOffice/24.2.4.2$Linux_X86_64 LibreOffice_project/420$Build-2</meta:generator>
    <dc:date>2024-08-02T23:58:16.868855950</dc:date>
    <meta:editing-duration>PT31M13S</meta:editing-duration>
    <meta:editing-cycles>27</meta:editing-cycles>
    <meta:document-statistic meta:table-count="1" meta:image-count="0" meta:object-count="0" meta:page-count="1" meta:paragraph-count="29" meta:word-count="186" meta:character-count="1244" meta:non-whitespace-character-count="1091"/>
  </office:meta>
</office:document-meta>
</file>